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2f8a5" officeooo:paragraph-rsid="0002f8a5"/>
    </style:style>
    <style:style style:name="P2" style:family="paragraph" style:parent-style-name="Standard">
      <style:paragraph-properties fo:text-align="start" style:justify-single-word="false"/>
      <style:text-properties officeooo:rsid="0002f8a5" officeooo:paragraph-rsid="0002f8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gan E-commerce website</text:p>
      <text:p text:style-name="P2">start a project E-commerce website ( new brand for clothes )</text:p>
      <text:p text:style-name="P2"/>
      <text:p text:style-name="P2">-the website contain </text:p>
      <text:p text:style-name="P2">(header and footer, search section and product cards also product filter sign-up and login page) </text:p>
      <text:p text:style-name="P2"/>
      <text:p text:style-name="P2">-the customer journey in the website start with overview for all product if he click on product card </text:p>
      <text:p text:style-name="P2">the product page will open </text:p>
      <text:p text:style-name="P2">-the product page contain product gallery and details 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30T00:21:55.461000000</meta:creation-date>
    <dc:date>2024-06-30T00:39:59.932000000</dc:date>
    <meta:editing-duration>PT18M5S</meta:editing-duration>
    <meta:editing-cycles>1</meta:editing-cycles>
    <meta:document-statistic meta:table-count="0" meta:image-count="0" meta:object-count="0" meta:page-count="1" meta:paragraph-count="7" meta:word-count="63" meta:character-count="385" meta:non-whitespace-character-count="323"/>
    <meta:generator>LibreOffice/7.6.6.3$Windows_X86_64 LibreOffice_project/d97b2716a9a4a2ce1391dee1765565ea469b0ae7</meta:generator>
  </office:meta>
</office:document-meta>
</file>